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4fb2b" officeooo:paragraph-rsid="0004fb2b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8pt" fo:font-weight="normal" officeooo:rsid="0010188e" officeooo:paragraph-rsid="0010188e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5pt" fo:font-weight="bold" officeooo:rsid="000c89fa" officeooo:paragraph-rsid="000c89fa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5pt" fo:font-style="italic" style:text-underline-style="solid" style:text-underline-width="auto" style:text-underline-color="font-color" fo:font-weight="bold" officeooo:rsid="000c89fa" officeooo:paragraph-rsid="000c89fa" style:font-size-asian="13.1000003814697pt" style:font-style-asian="italic" style:font-weight-asian="bold" style:font-size-complex="15pt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5pt" fo:font-style="italic" style:text-underline-style="solid" style:text-underline-width="auto" style:text-underline-color="font-color" fo:font-weight="bold" officeooo:rsid="00143510" officeooo:paragraph-rsid="00143510" style:font-size-asian="15pt" style:font-style-asian="italic" style:font-weight-asian="bold" style:font-size-complex="15pt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5pt" fo:font-style="italic" style:text-underline-style="solid" style:text-underline-width="auto" style:text-underline-color="font-color" fo:font-weight="bold" officeooo:rsid="00143510" officeooo:paragraph-rsid="00147e97" style:font-size-asian="15pt" style:font-style-asian="italic" style:font-weight-asian="bold" style:font-size-complex="15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5pt" fo:font-style="italic" style:text-underline-style="solid" style:text-underline-width="auto" style:text-underline-color="font-color" fo:font-weight="bold" officeooo:rsid="001c56a1" officeooo:paragraph-rsid="001c56a1" style:font-size-asian="15pt" style:font-style-asian="italic" style:font-weight-asian="bold" style:font-size-complex="15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5pt" fo:font-style="italic" style:text-underline-style="solid" style:text-underline-width="auto" style:text-underline-color="font-color" fo:font-weight="normal" officeooo:rsid="0016e15a" officeooo:paragraph-rsid="0016e15a" style:font-size-asian="15pt" style:font-style-asian="italic" style:font-weight-asian="normal" style:font-size-complex="15pt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5pt" fo:font-style="italic" style:text-underline-style="solid" style:text-underline-width="auto" style:text-underline-color="font-color" fo:font-weight="normal" officeooo:rsid="001855f6" officeooo:paragraph-rsid="001855f6" style:font-size-asian="15pt" style:font-style-asian="italic" style:font-weight-asian="normal" style:font-size-complex="15pt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5pt" fo:font-style="normal" style:text-underline-style="none" fo:font-weight="bold" officeooo:rsid="00143510" officeooo:paragraph-rsid="00147e97" style:font-size-asian="15pt" style:font-style-asian="normal" style:font-weight-asian="bold" style:font-size-complex="15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2pt" fo:font-style="normal" fo:font-weight="normal" officeooo:rsid="0010188e" officeooo:paragraph-rsid="0010188e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c56a1" officeooo:paragraph-rsid="00143510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2949c7" officeooo:paragraph-rsid="002949c7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0c89fa" officeooo:paragraph-rsid="000c89f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8pt" fo:font-weight="bold" officeooo:rsid="0004fb2b" officeooo:paragraph-rsid="002c1cf9" style:font-size-asian="15.75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8pt" fo:font-weight="bold" officeooo:rsid="0004fb2b" officeooo:paragraph-rsid="0004fb2b" style:font-size-asian="15.75pt" style:font-weight-asian="bold" style:font-size-complex="18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8pt" fo:font-weight="normal" officeooo:rsid="00082df8" officeooo:paragraph-rsid="002c1cf9" style:font-size-asian="15.75pt" style:font-weight-asian="normal" style:font-size-complex="18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8pt" fo:font-weight="normal" officeooo:rsid="00082df8" officeooo:paragraph-rsid="003227ae" style:font-size-asian="15.75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8pt" fo:font-weight="normal" officeooo:rsid="00082df8" officeooo:paragraph-rsid="002de7af" style:font-size-asian="15.75pt" style:font-weight-asian="normal" style:font-size-complex="18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8pt" fo:font-weight="normal" officeooo:rsid="000d96f7" officeooo:paragraph-rsid="0015fe94" style:font-size-asian="15.75pt" style:font-weight-asian="normal" style:font-size-complex="18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8pt" fo:font-weight="normal" officeooo:rsid="0010188e" officeooo:paragraph-rsid="0010188e" style:font-size-asian="15.75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8pt" fo:font-weight="normal" officeooo:rsid="0004fb2b" officeooo:paragraph-rsid="0004fb2b" style:font-size-asian="15.75pt" style:font-weight-asian="normal" style:font-size-complex="18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8pt" fo:font-weight="normal" officeooo:rsid="002f6e6d" officeooo:paragraph-rsid="002f6e6d" style:font-size-asian="15.75pt" style:font-weight-asian="normal" style:font-size-complex="18pt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7dc58" style:font-size-asian="10.5pt" style:font-size-complex="12pt"/>
    </style:style>
    <style:style style:name="T3" style:family="text">
      <style:text-properties fo:font-size="12pt" officeooo:rsid="000915b4" style:font-size-asian="10.5pt" style:font-size-complex="12pt"/>
    </style:style>
    <style:style style:name="T4" style:family="text">
      <style:text-properties fo:font-size="12pt" officeooo:rsid="000d96f7" style:font-size-asian="10.5pt" style:font-size-complex="12pt"/>
    </style:style>
    <style:style style:name="T5" style:family="text">
      <style:text-properties fo:font-size="12pt" officeooo:rsid="002de7af" style:font-size-asian="10.5pt" style:font-size-complex="12pt"/>
    </style:style>
    <style:style style:name="T6" style:family="text">
      <style:text-properties fo:font-size="12pt" officeooo:rsid="002f6e6d" style:font-size-asian="10.5pt" style:font-size-complex="12pt"/>
    </style:style>
    <style:style style:name="T7" style:family="text">
      <style:text-properties fo:font-size="12pt" officeooo:rsid="0030a331" style:font-size-asian="10.5pt" style:font-size-complex="12pt"/>
    </style:style>
    <style:style style:name="T8" style:family="text">
      <style:text-properties fo:font-size="12pt" officeooo:rsid="003227ae" style:font-size-asian="10.5pt" style:font-size-complex="12pt"/>
    </style:style>
    <style:style style:name="T9" style:family="text">
      <style:text-properties fo:font-size="12pt" fo:font-style="italic" style:font-size-asian="10.5pt" style:font-style-asian="italic" style:font-size-complex="12pt" style:font-style-complex="italic"/>
    </style:style>
    <style:style style:name="T10" style:family="text">
      <style:text-properties fo:font-size="12pt" fo:font-style="normal" style:font-size-asian="10.5pt" style:font-style-asian="normal" style:font-size-complex="12pt" style:font-style-complex="normal"/>
    </style:style>
    <style:style style:name="T11" style:family="text">
      <style:text-properties fo:font-size="12pt" fo:font-style="normal" officeooo:rsid="0010f1ac" style:font-size-asian="10.5pt" style:font-style-asian="normal" style:font-size-complex="12pt" style:font-style-complex="normal"/>
    </style:style>
    <style:style style:name="T12" style:family="text">
      <style:text-properties fo:font-size="12pt" fo:font-style="normal" officeooo:rsid="001114a0" style:font-size-asian="10.5pt" style:font-style-asian="normal" style:font-size-complex="12pt" style:font-style-complex="normal"/>
    </style:style>
    <style:style style:name="T13" style:family="text">
      <style:text-properties fo:font-size="12pt" fo:font-style="normal" officeooo:rsid="0015fe94" style:font-size-asian="10.5pt" style:font-style-asian="normal" style:font-size-complex="12pt" style:font-style-complex="normal"/>
    </style:style>
    <style:style style:name="T14" style:family="text">
      <style:text-properties fo:font-size="12pt" fo:font-style="normal" officeooo:rsid="002f6e6d" style:font-size-asian="10.5pt" style:font-style-asian="normal" style:font-size-complex="12pt" style:font-style-complex="normal"/>
    </style:style>
    <style:style style:name="T15" style:family="text">
      <style:text-properties fo:font-size="12pt" fo:font-style="normal" officeooo:rsid="00302113" style:font-size-asian="10.5pt" style:font-style-asian="normal" style:font-size-complex="12pt" style:font-style-complex="normal"/>
    </style:style>
    <style:style style:name="T16" style:family="text">
      <style:text-properties fo:font-size="12pt" fo:font-style="normal" officeooo:rsid="0030a331" style:font-size-asian="10.5pt" style:font-style-asian="normal" style:font-size-complex="12pt" style:font-style-complex="normal"/>
    </style:style>
    <style:style style:name="T17" style:family="text">
      <style:text-properties fo:font-size="12pt" fo:font-style="normal" style:text-underline-style="none" style:font-size-asian="10.5pt" style:font-style-asian="normal" style:font-size-complex="12pt" style:font-style-complex="normal"/>
    </style:style>
    <style:style style:name="T18" style:family="text">
      <style:text-properties fo:font-size="12pt" fo:font-style="normal" style:text-underline-style="none" officeooo:rsid="0016e15a" style:font-size-asian="10.5pt" style:font-style-asian="normal" style:font-size-complex="12pt" style:font-style-complex="normal"/>
    </style:style>
    <style:style style:name="T19" style:family="text">
      <style:text-properties fo:font-size="12pt" fo:font-style="normal" style:text-underline-style="none" officeooo:rsid="001855f6" style:font-size-asian="10.5pt" style:font-style-asian="normal" style:font-size-complex="12pt" style:font-style-complex="normal"/>
    </style:style>
    <style:style style:name="T20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style:text-underline-style="none" fo:font-weight="normal" officeooo:rsid="0015fe94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style:text-underline-style="none" fo:font-weight="normal" officeooo:rsid="0016e15a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style:text-underline-style="none" fo:font-weight="normal" officeooo:rsid="001b1b4f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style:text-underline-style="none" fo:font-weight="normal" officeooo:rsid="001c5926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style:text-underline-style="none" fo:font-weight="normal" officeooo:rsid="001cc533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normal" style:text-underline-style="none" fo:font-weight="normal" officeooo:rsid="001e8336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style="normal" style:text-underline-style="none" fo:font-weight="normal" officeooo:rsid="001e852b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font-style="normal" style:text-underline-style="none" fo:font-weight="normal" officeooo:rsid="0020193d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font-style="normal" style:text-underline-style="none" fo:font-weight="normal" officeooo:rsid="0021c1f1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font-style="normal" style:text-underline-style="none" fo:font-weight="normal" officeooo:rsid="00239868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font-style="normal" style:text-underline-style="none" fo:font-weight="normal" officeooo:rsid="0024eb1c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33" style:family="text">
      <style:text-properties fo:font-size="12pt" fo:font-style="normal" style:text-underline-style="none" fo:font-weight="bold" officeooo:rsid="0016e15a" style:font-size-asian="10.5pt" style:font-style-asian="normal" style:font-weight-asian="bold" style:font-size-complex="12pt" style:font-style-complex="normal" style:font-weight-complex="bold"/>
    </style:style>
    <style:style style:name="T34" style:family="text">
      <style:text-properties fo:font-style="normal" style:text-underline-style="none" style:font-style-asian="normal" style:font-style-complex="normal"/>
    </style:style>
    <style:style style:name="T35" style:family="text">
      <style:text-properties officeooo:rsid="0012e6df"/>
    </style:style>
    <style:style style:name="T36" style:family="text">
      <style:text-properties officeooo:rsid="00147e97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officeooo:rsid="002c1cf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de projet <text:span text:style-name="T38">IngProt </text:span>– TFTP</text:p>
      <text:p text:style-name="P1">Elbez Samuel <text:span text:style-name="T38">21200353</text:span></text:p>
      <text:p text:style-name="P15">Stasyszyn Romain <text:span text:style-name="T38">21305734</text:span></text:p>
      <text:p text:style-name="P1"/>
      <text:p text:style-name="P1"/>
      <text:p text:style-name="P4">Remarques <text:span text:style-name="T35">général</text:span>es<text:span text:style-name="T34"> :</text:span></text:p>
      <text:p text:style-name="P3"/>
      <text:p text:style-name="P22"><text:tab/><text:span text:style-name="T2">Pour ce projet, nous avons choisi de traiter le protocole TFTP (Trivial File Transfert Protocol).</text:span></text:p>
      <text:p text:style-name="P19"><text:span text:style-name="T2">N</text:span><text:span text:style-name="T1">ous nous sommes documentés auprès des RFC 1350, 2347, 2348, 2349 traitant de ce protocole. Pour être plus précis, les deux RFC </text:span><text:span text:style-name="T5">qui nous ont été </text:span><text:span text:style-name="T6">indispensables</text:span><text:span text:style-name="T1"> </text:span><text:span text:style-name="T5">s</text:span><text:span text:style-name="T1">ont : </text:span></text:p>
      <text:p text:style-name="P19"><text:span text:style-name="T1"><text:tab/>- la RFC 1350 (</text:span><text:a xlink:type="simple" xlink:href="https://tools.ietf.org/html/rfc1350" text:style-name="Internet_20_link" text:visited-style-name="Visited_20_Internet_20_Link"><text:span text:style-name="T1">https://tools.ietf.org/html/rfc1350</text:span></text:a><text:span text:style-name="T1">) pour le traitement général.</text:span></text:p>
      <text:p text:style-name="P19"><text:span text:style-name="T1"><text:tab/>- la RFC 2347 (</text:span><text:a xlink:type="simple" xlink:href="https://tools.ietf.org/html/rfc2347" text:style-name="Internet_20_link" text:visited-style-name="Visited_20_Internet_20_Link"><text:span text:style-name="T3">https://tools.ietf.org/html/rfc2347</text:span></text:a><text:span text:style-name="T1">) pour la gestion des options. <text:s/></text:span></text:p>
      <text:p text:style-name="P17"><text:span text:style-name="T4"/></text:p>
      <text:p text:style-name="P17"><text:span text:style-name="T4">Au niveau du code, nous sommes parti</text:span><text:span text:style-name="T6">s </text:span><text:span text:style-name="T4">d’une base que nous avons trouvée sur Github : </text:span></text:p>
      <text:p text:style-name="P18"><text:span text:style-name="T4"><text:tab/></text:span><text:a xlink:type="simple" xlink:href="https://github.com/loic-hourdin/wireshark-in-C-with-TCPdump" text:style-name="Internet_20_link" text:visited-style-name="Visited_20_Internet_20_Link"><text:span text:style-name="T8">https://github.com/loic-hourdin/wireshark-in-C-with-TCPdump</text:span></text:a></text:p>
      <text:p text:style-name="P20"><text:span text:style-name="T1"/></text:p>
      <text:p text:style-name="P20"><text:span text:style-name="T1">Pour que le projet fonctionne il faut installer </text:span><text:span text:style-name="T9">libpcap </text:span><text:span text:style-name="T13">(libpcap0.8-dev)</text:span><text:span text:style-name="T1">.</text:span></text:p>
      <text:p text:style-name="P23"><text:span text:style-name="T1">A noter que nos ajouts à ce projet déjà existant sont principalement les fichiers tftp(.c/.h) ceci afin d’afficher les informations relatives au protocole TFTP.</text:span></text:p>
      <text:p text:style-name="P2"><text:span text:style-name="T1"/></text:p>
      <text:p text:style-name="P2"><text:span text:style-name="T1">Pour ce qui est des tests, ils ont été réalisés avec des fichiers pcap fournis sur le site indiqué </text:span><text:span text:style-name="T7">dans</text:span><text:span text:style-name="T1"> le sujet, les fichiers </text:span><text:span text:style-name="T9">tftp-rrq.pcap</text:span><text:span text:style-name="T1"> et </text:span><text:span text:style-name="T9">tftp-wrp.pcap </text:span><text:span text:style-name="T10">sont plus simples que </text:span><text:span text:style-name="T9">tftp-dup.pcap</text:span><text:span text:style-name="T10"> </text:span><text:span text:style-name="T14">car utilisant uniquement la RFC 1350.</text:span><text:span text:style-name="T10"> Il en résulte, que le troisième </text:span><text:span text:style-name="T16">fichier</text:span><text:span text:style-name="T10"> </text:span><text:span text:style-name="T14">qui utilise une extension de TFTP, </text:span><text:span text:style-name="T10">contient </text:span><text:span text:style-name="T15">des données cryptées, </text:span><text:span text:style-name="T10">des erreurs, des OAC</text:span><text:span text:style-name="T14">K </text:span><text:span text:style-name="T10">ainsi que des informations parasites que nous n’avons pas traité</text:span><text:span text:style-name="T16">es</text:span><text:span text:style-name="T10"> (choix d’implémentation) rend le résultat un peu moins lisible </text:span><text:span text:style-name="T11">mais tout aussi </text:span><text:span text:style-name="T12">concluant</text:span><text:span text:style-name="T10">.</text:span></text:p>
      <text:p text:style-name="P11"/>
      <text:p text:style-name="P11"/>
      <text:p text:style-name="P6"><text:span text:style-name="T36">Compil</text:span>ation<text:span text:style-name="T34"> :</text:span></text:p>
      <text:p text:style-name="P10"/>
      <text:p text:style-name="P6"><text:span text:style-name="T21">Pour </text:span><text:span text:style-name="T22">build</text:span><text:span text:style-name="T21"> le programme : </text:span><text:span text:style-name="T18">make</text:span></text:p>
      <text:p text:style-name="P8"><text:span text:style-name="T17">Pour lancer le programme </text:span><text:span text:style-name="T19">normalement </text:span><text:span text:style-name="T17">: </text:span><text:span text:style-name="T32">sudo ./analyse example.pcap</text:span></text:p>
      <text:p text:style-name="P9"><text:span text:style-name="T17">Pour lancer le programme en mode verbeux : </text:span><text:span text:style-name="T33">sudo ./analyse -</text:span><text:span text:style-name="T32">v</text:span><text:span text:style-name="T33"> example.pcap</text:span></text:p>
      <text:p text:style-name="P14"/>
      <text:p text:style-name="P14"/>
      <text:p text:style-name="P5">Implémentation<text:span text:style-name="T34"> :</text:span></text:p>
      <text:p text:style-name="P12"/>
      <text:p text:style-name="P5"><text:span text:style-name="T23">Nous traitons les types de paquets suivants : RRQ </text:span><text:span text:style-name="T28">(Read Request)</text:span><text:span text:style-name="T23">, WRQ </text:span><text:span text:style-name="T28">(Write Request)</text:span><text:span text:style-name="T23">, DATA </text:span><text:span text:style-name="T29">(Data)</text:span><text:span text:style-name="T23">, ACK </text:span><text:span text:style-name="T29">(Acknowledgement)</text:span><text:span text:style-name="T23">, ERROR </text:span><text:span text:style-name="T29">(Error)</text:span><text:span text:style-name="T23">, OACK </text:span><text:span text:style-name="T30">(Option </text:span><text:span text:style-name="T31">A</text:span><text:span text:style-name="T30">cknowledgement)</text:span><text:span text:style-name="T23">.</text:span></text:p>
      <text:p text:style-name="P7"><text:span text:style-name="T23">P</text:span><text:span text:style-name="T20">our les requêtes nous affichons : le mode, le format, le nom du fichier.</text:span></text:p>
      <text:p text:style-name="P7"><text:span text:style-name="T20">Pour les paquets, nous affichons : </text:span><text:span text:style-name="T24">l’IP source, l’IP destination, </text:span><text:span text:style-name="T25">le port utilisé par la source, le port utilisé par la destination, </text:span><text:span text:style-name="T26">la taille du paquet, le type du paquet </text:span><text:span text:style-name="T27">et le numéro du bloc</text:span><text:span text:style-name="T25">.</text:span></text:p>
      <text:p text:style-name="P13">Pour ce qui est des options dans les paquets de type OACK, nous affichons aussi la taille du bloc (<text:span text:style-name="T37">blksize</text:span>) ainsi que la taille de transfert (<text:span text:style-name="T37">tsize</text:span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23:20:53.648866092</meta:creation-date>
    <dc:date>2017-12-27T17:24:38.391923335</dc:date>
    <meta:editing-duration>PT3H6M13S</meta:editing-duration>
    <meta:editing-cycles>40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340" meta:character-count="2202" meta:non-whitespace-character-count="1875"/>
  </office:meta>
</office:document-meta>
</file>